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 New1" svg:font-family="'TH Sarabun New'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1" style:family="table-row">
      <style:table-row-properties style:min-row-height="0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H Sarabun New" fo:font-size="16pt" style:font-size-asian="16pt" style:font-name-complex="TH Sarabun New" style:font-size-complex="16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H Sarabun New" fo:font-size="16pt" officeooo:paragraph-rsid="001806e0" style:font-size-asian="16pt" style:font-name-complex="TH Sarabun New" style:font-size-complex="16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H Sarabun New" fo:font-size="16pt" officeooo:paragraph-rsid="00196ec6" style:font-size-asian="16pt" style:font-name-complex="TH Sarabun New" style:font-size-complex="16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1" fo:font-size="11pt" style:font-size-asian="11pt" style:font-name-complex="TH Sarabun New" style:font-size-complex="11pt"/>
    </style:style>
    <style:style style:name="P5" style:family="paragraph" style:parent-style-name="Table_20_Contents">
      <style:paragraph-properties fo:margin-top="0in" fo:margin-bottom="0in" loext:contextual-spacing="false"/>
      <style:text-properties style:font-name="Droid Sans Mono" fo:font-size="10pt" officeooo:rsid="00196ec6" officeooo:paragraph-rsid="00196ec6" style:font-size-asian="10pt" style:font-name-complex="TH Sarabun New" style:font-size-complex="10pt"/>
    </style:style>
    <style:style style:name="P6" style:family="paragraph" style:parent-style-name="Table_20_Contents">
      <style:paragraph-properties fo:margin-top="0in" fo:margin-bottom="0in" loext:contextual-spacing="false"/>
      <style:text-properties style:font-name="Droid Sans Mono" fo:font-size="10pt" fo:font-weight="bold" officeooo:rsid="00196ec6" officeooo:paragraph-rsid="00196ec6" style:font-size-asian="10pt" style:font-weight-asian="bold" style:font-name-complex="TH Sarabun New" style:font-size-complex="10pt" style:font-weight-complex="bold"/>
    </style:style>
    <style:style style:name="P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H Sarabun New" fo:font-size="16pt" fo:font-weight="bold" officeooo:rsid="00165ff1" officeooo:paragraph-rsid="00165ff1" style:font-size-asian="16pt" style:font-weight-asian="bold" style:font-name-complex="TH Sarabun New" style:font-size-complex="16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H Sarabun New" fo:font-size="16pt" fo:font-weight="bold" style:font-size-asian="16pt" style:font-weight-asian="bold" style:font-name-complex="TH Sarabun New" style:font-size-complex="16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H Sarabun New" fo:font-size="16pt" fo:font-weight="bold" officeooo:rsid="001a05a8" officeooo:paragraph-rsid="001a05a8" style:font-size-asian="16pt" style:font-weight-asian="bold" style:font-name-complex="TH Sarabun New" style:font-size-complex="16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H Sarabun New" fo:font-size="16pt" fo:font-style="italic" fo:font-weight="normal" officeooo:rsid="001a05a8" officeooo:paragraph-rsid="001a05a8" style:font-size-asian="16pt" style:font-style-asian="italic" style:font-weight-asian="normal" style:font-name-complex="TH Sarabun New" style:font-size-complex="16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06e0" style:font-weight-asian="bold" style:font-weight-complex="bold"/>
    </style:style>
    <style:style style:name="T3" style:family="text">
      <style:text-properties fo:font-weight="bold" officeooo:rsid="00196ec6" style:font-weight-asian="bold" style:font-weight-complex="bold"/>
    </style:style>
    <style:style style:name="T4" style:family="text">
      <style:text-properties officeooo:rsid="00165ff1"/>
    </style:style>
    <style:style style:name="T5" style:family="text">
      <style:text-properties officeooo:rsid="00196ec6"/>
    </style:style>
    <style:style style:name="T6" style:family="text">
      <style:text-properties style:font-name="TH Sarabun New1" officeooo:rsid="00196ec6" style:font-name-asian="TH Sarabun New1" style:font-name-complex="TH Sarabun New1"/>
    </style:style>
    <style:style style:name="T7" style:family="text">
      <style:text-properties officeooo:rsid="00196ec6" style:font-name-asian="Calibri2"/>
    </style:style>
    <style:style style:name="T8" style:family="text">
      <style:text-properties officeooo:rsid="001a05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8">g</text:span> a a</text:p>
      <text:p text:style-name="P10">Time Limit: 1 sec, <text:s text:c="2"/>memory limit: 128mb</text:p>
      <text:p text:style-name="P1"><text:tab/>กาลครั้งหนึ่งมีอีกาอยู่ฝูงหนึ่งอาศัยอยู่ในทุ่งนาแห่งหนึ่ง <text:s/>เนื่องจากอาหารอุดมสมบูรณ์ไม่ต้องทำอะไรมากก็มีอาหารพอ อีกาฝูงนี้จึงใช้เวลาว่างที่มีเล่นกัน ตอนทั้งวัน <text:s/>การละเล่นหนึ่งที่อีกาฝูงนี้ชอบมากมีชื่อว่า “Gaa” ซึ่งมีวิธีเล่นคือให้อีกาทั้งฝูงบินเป็น<text:span text:style-name="T4">แถวตรง </text:span>แล้ว<text:span text:style-name="T4">ให้อีกา</text:span>แต่ละตัวตั้งแต่ตัวหน้าสุดต้องออกเสียงอักขระ <text:s/>ตามลำดับ G (นิยามด้านล่าง) ให้ถูกต้อง อีกาตัวแรกที่ออกเสียงผิดถือว่าแพ้ ลำดับ G มีความยาวเป็นอนันต์ โดยส่วนเริ่มต้น<text:span text:style-name="T5">ของลำดับ G </text:span>เป็นดังนี้</text:p>
      <text:p text:style-name="P1"/>
      <text:p text:style-name="P4">g a a g a a a g a a g a a a a g a a g a a a g a a g a a a a a g a a g a a a g a a g a a a a g a a g a a a g a a ……</text:p>
      <text:p text:style-name="P4"/>
      <text:p text:style-name="P1"><text:tab/>นิยามของลำดับ G สามารถอธิบายได้ด้วยความสัมพันธ์เวียนบังเกิดดังนี้ G(0) คือ “g a a” จากนั้<text:span text:style-name="T4">น</text:span> G(k) เกิดจาก G(k-1) ต่อด้วย “g a …. a” โดยมี อักขระ a จำนวน k+2 ตัว แล้วตามด้วย G(k-1) อีกครั้ง เช่น</text:p>
      <text:p text:style-name="P1"><text:tab/>G(0) = “g a a”</text:p>
      <text:p text:style-name="P1"><text:tab/>G(1) = “g a a g a a a g a a”</text:p>
      <text:p text:style-name="P1"><text:tab/>G(2) = “g a a g a a a g a a g a a a a g a a g a a a g a a”</text:p>
      <text:p text:style-name="P1"><text:tab/>เราจะเห็นได้ว่า<text:span text:style-name="T5">สำหรับ G(i) ใด ๆ นั้น ส่วนเริ่มต้นจะเหมือนกันเสมอ เราจะนิยาม</text:span>ลำดับ G <text:span text:style-name="T5">ว่าคือ G(</text:span><text:span text:style-name="T6">∞</text:span><text:span text:style-name="T7">) </text:span>ในข้อนี้ เพื่อนคุณที่เป็นนักปักษีวิทยาได้มาขอร้องให้คุณช่วยเขียนโปรแกรมเพื่อคำนวณว่า อีกาตัวที่ <text:span text:style-name="T1">N</text:span> จะออกเสียงอักขระ g หรือ a เพื่อเป็นประโยชน์ในการศึกษาพฤติกรรมของอีกาฝูงนี้สืบต่อไป <text:span text:style-name="T5">(อีกาตัวแรกคืออีกาตัวที่ 1)</text:span></text:p>
      <text:p text:style-name="P8">Input:</text:p>
      <text:p text:style-name="P2">มีบรรทัดเดียว ระบุตัวเลขจำนวนเต็มบวก <text:span text:style-name="T1">N </text:span></text:p>
      <text:p text:style-name="P3"><text:span text:style-name="T2">ข้อจำกัดของ</text:span><text:span text:style-name="T3">ค่า N</text:span></text:p>
      <text:p text:style-name="P3">ใน grader จะมี case ที่ N&lt;=100 อยู่ 10%, N&lt;=1,000 <text:bookmark text:name="_GoBack"/>อยู่ 20%, N &lt;= 10,000 อยู่ 30%, N &lt;= 1,000,000 อยู่ 50%, <text:s/>และ N&lt;= 1,000,000,000 อยู่ 100%</text:p>
      <text:p text:style-name="P8">Output:</text:p>
      <text:p text:style-name="P1">มีบรรทัดเดียวระบุว่าลำดับ Gตัวที่ N คืออักขระ g หรือ a</text:p>
      <text:p text:style-name="P9">หมายเหตุ:</text:p>
      <text:p text:style-name="P9"><text:tab/>ให้สังเกตว่า ข้อนี้มีการบังคับ memory limit ไว้ที่ 128mb ดังนั้น การสร้างลำดับ G ขึ้นมาจริง ๆ จนกระทั่งถึงตัวที่ N นั้นจะทำไม่ได้ ถ้า N มีค่ามาก</text:p>
      <text:p text:style-name="P8"/>
      <text:p text:style-name="P8"/>
      <text:p text:style-name="P8"/>
      <text:p text:style-name="P8"><text:soft-page-break/>ตัวอย่าง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Input</text:p>
          </table:table-cell>
          <table:table-cell table:style-name="Table1.B1" office:value-type="string">
            <text:p text:style-name="P6">Output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B2" office:value-type="string">
            <text:p text:style-name="P5">g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g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5">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 Sarabun New1" svg:font-family="'TH Sarabun New'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rdia New" svg:font-family="'Cordia New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Cordia New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hentanez</meta:initial-creator>
    <meta:editing-cycles>10</meta:editing-cycles>
    <meta:creation-date>2014-09-26T04:56:00</meta:creation-date>
    <dc:date>2014-10-03T11:22:20.984915290</dc:date>
    <meta:editing-duration>PT20M41S</meta:editing-duration>
    <meta:generator>LibreOffice/4.3.2.2.0$Linux_X86_64 LibreOffice_project/430m0$Build-2</meta:generator>
    <meta:document-statistic meta:table-count="1" meta:image-count="0" meta:object-count="0" meta:page-count="2" meta:paragraph-count="26" meta:word-count="459" meta:character-count="1357" meta:non-whitespace-character-count="11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